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3" style:family="text">
      <style:text-properties fo:font-variant="normal" fo:text-transform="none" style:font-name="Arial" fo:font-size="18.2000007629395pt" fo:font-weight="normal" style:font-size-asian="18.2000007629395pt" style:font-weight-asian="normal" style:font-size-complex="18.2000007629395pt" style:font-weight-complex="normal"/>
    </style:style>
    <style:style style:name="T4" style:family="text">
      <style:text-properties fo:font-variant="normal" fo:text-transform="none" style:font-name="Arial" fo:font-size="18.2000007629395pt" fo:font-weight="bold" style:font-size-asian="18.2000007629395pt" style:font-weight-asian="bold" style:font-size-complex="18.2000007629395pt" style:font-weight-complex="bold"/>
    </style:style>
    <style:style style:name="T5" style:family="text">
      <style:text-properties fo:font-variant="normal" fo:text-transform="none" fo:font-size="18.2000007629395pt" style:font-size-asian="18.2000007629395pt" style:font-size-complex="18.200000762939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<text:s/></text:span><text:span text:style-name="T4">Lista de hitos</text:span></text:h>
      <text:p text:style-name="P1"><text:span text:style-name="T1">Comienza la realización del proyecto – 19/10/2017</text:span></text:p>
      <text:p text:style-name="P1"><text:span text:style-name="T1">Realización de la iteración 1 - 09/11/2017</text:span></text:p>
      <text:p text:style-name="P1"><text:span text:style-name="T1">Realización de la iteración 2 - 23/11/2017</text:span></text:p>
      <text:p text:style-name="P1"><text:span text:style-name="T1">Realización de la iteración 3 - 07/12/2017</text:span></text:p>
      <text:p text:style-name="P1"><text:span text:style-name="T1">Realización de la iteración 4 – 21/12/2017</text:span></text:p>
      <text:p text:style-name="P1"><text:span text:style-name="T1">Revisión técnica formal - 18/01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26T18:26:19.22</meta:creation-date>
    <meta:document-statistic meta:table-count="0" meta:image-count="0" meta:object-count="0" meta:page-count="1" meta:paragraph-count="7" meta:word-count="43" meta:character-count="268"/>
    <dc:date>2017-11-26T18:35:29.81</dc:date>
    <meta:editing-duration>PT00H09M10S</meta:editing-duration>
    <meta:editing-cycles>1</meta:editing-cycles>
    <meta:generator>OpenOffice.org/3.2$Win32 OpenOffice.org_project/320m18$Build-9502</meta:generator>
  </office:meta>
</office:document-meta>
</file>